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2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number-columns-spanned="4" table:number-rows-spanned="1" table:style-name="ce18">
            <text:p>GPU</text:p>
          </table:table-cell>
          <table:covered-table-cell table:number-columns-repeated="3"/>
          <table:table-cell office:value-type="string" table:number-columns-spanned="4" table:number-rows-spanned="1" table:style-name="ce18">
            <text:p>CPU</text:p>
          </table:table-cell>
          <table:covered-table-cell table:number-columns-repeated="3"/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2">
          <table:table-cell office:value-type="string" table:style-name="ce1">
            <text:p>Durchläufe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7">
            <text:p>6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7">
            <text:p>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ittelwert</text:p>
          </table:table-cell>
          <table:table-cell office:value-type="float" office:value="28.01" table:formula="of:=AVERAGE([.B4:.B103])" table:style-name="ce12">
            <text:p>28,01</text:p>
          </table:table-cell>
          <table:table-cell office:value-type="float" office:value="3.69" table:formula="of:=AVERAGE([.C4:.C103])" table:style-name="ce13">
            <text:p>3,69</text:p>
          </table:table-cell>
          <table:table-cell office:value-type="float" office:value="92.03" table:formula="of:=AVERAGE([.D4:.D103])" table:style-name="ce13">
            <text:p>92,03</text:p>
          </table:table-cell>
          <table:table-cell office:value-type="float" office:value="1197.07" table:formula="of:=AVERAGE([.E4:.E103])" table:style-name="ce14">
            <text:p>1197,07</text:p>
          </table:table-cell>
          <table:table-cell office:value-type="float" office:value="0.63" table:formula="of:=AVERAGE([.F4:.F103])" table:style-name="ce12">
            <text:p>0,63</text:p>
          </table:table-cell>
          <table:table-cell office:value-type="float" office:value="15.16" table:formula="of:=AVERAGE([.G4:.G103])" table:style-name="ce13">
            <text:p>15,16</text:p>
          </table:table-cell>
          <table:table-cell office:value-type="float" office:value="402.83" table:formula="of:=AVERAGE([.H4:.H103])" table:style-name="ce13">
            <text:p>402,83</text:p>
          </table:table-cell>
          <table:table-cell office:value-type="float" office:value="12530.16" table:formula="of:=AVERAGE([.I4:.I103])" table:style-name="ce14">
            <text:p>12530,16</text:p>
          </table:table-cell>
          <table:table-cell office:value-type="string" table:style-name="ce1">
            <text:p>ms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29" table:style-name="ce7">
            <text:p>29</text:p>
          </table:table-cell>
          <table:table-cell office:value-type="float" office:value="5" table:style-name="ce3">
            <text:p>5</text:p>
          </table:table-cell>
          <table:table-cell office:value-type="float" office:value="95" table:style-name="ce3">
            <text:p>95</text:p>
          </table:table-cell>
          <table:table-cell office:value-type="float" office:value="1199" table:style-name="ce8">
            <text:p>1199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1031" table:style-name="ce8">
            <text:p>11031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6" table:style-name="ce8">
            <text:p>1196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1201" table:style-name="ce8">
            <text:p>11201</text:p>
          </table:table-cell>
          <table:table-cell table:style-name="ce1"/>
          <table:table-cell table:style-name="ce1">
            <draw:frame draw:z-index="1" draw:id="id0" draw:style-name="a0" draw:name="Diagramm 5" svg:x="0.73958in" svg:y="0.11458in" svg:width="8.71528in" svg:height="5.229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1629" table:style-name="ce8">
            <text:p>11629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4" table:style-name="ce3">
            <text:p>404</text:p>
          </table:table-cell>
          <table:table-cell office:value-type="float" office:value="10765" table:style-name="ce8">
            <text:p>10765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4" table:style-name="ce3">
            <text:p>404</text:p>
          </table:table-cell>
          <table:table-cell office:value-type="float" office:value="11636" table:style-name="ce8">
            <text:p>11636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5" table:style-name="ce3">
            <text:p>405</text:p>
          </table:table-cell>
          <table:table-cell office:value-type="float" office:value="11832" table:style-name="ce8">
            <text:p>11832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8" table:style-name="ce8">
            <text:p>1198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6" table:style-name="ce3">
            <text:p>406</text:p>
          </table:table-cell>
          <table:table-cell office:value-type="float" office:value="11766" table:style-name="ce8">
            <text:p>11766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4" table:style-name="ce3">
            <text:p>404</text:p>
          </table:table-cell>
          <table:table-cell office:value-type="float" office:value="11772" table:style-name="ce8">
            <text:p>11772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7" table:style-name="ce3">
            <text:p>17</text:p>
          </table:table-cell>
          <table:table-cell office:value-type="float" office:value="404" table:style-name="ce3">
            <text:p>404</text:p>
          </table:table-cell>
          <table:table-cell office:value-type="float" office:value="11766" table:style-name="ce8">
            <text:p>11766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1757" table:style-name="ce8">
            <text:p>11757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1" table:style-name="ce3">
            <text:p>401</text:p>
          </table:table-cell>
          <table:table-cell office:value-type="float" office:value="11781" table:style-name="ce8">
            <text:p>11781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001" table:style-name="ce8">
            <text:p>12001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1757" table:style-name="ce8">
            <text:p>11757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403" table:style-name="ce3">
            <text:p>403</text:p>
          </table:table-cell>
          <table:table-cell office:value-type="float" office:value="13678" table:style-name="ce8">
            <text:p>1367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401" table:style-name="ce3">
            <text:p>401</text:p>
          </table:table-cell>
          <table:table-cell office:value-type="float" office:value="12548" table:style-name="ce8">
            <text:p>1254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1" table:style-name="ce3">
            <text:p>401</text:p>
          </table:table-cell>
          <table:table-cell office:value-type="float" office:value="11827" table:style-name="ce8">
            <text:p>1182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789" table:style-name="ce8">
            <text:p>1278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1" table:style-name="ce3">
            <text:p>401</text:p>
          </table:table-cell>
          <table:table-cell office:value-type="float" office:value="12611" table:style-name="ce8">
            <text:p>1261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2105" table:style-name="ce8">
            <text:p>1210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2842" table:style-name="ce8">
            <text:p>1284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193" table:style-name="ce8">
            <text:p>1219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3398" table:style-name="ce8">
            <text:p>1339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004" table:style-name="ce8">
            <text:p>1200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1" table:style-name="ce3">
            <text:p>401</text:p>
          </table:table-cell>
          <table:table-cell office:value-type="float" office:value="12620" table:style-name="ce8">
            <text:p>1262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1" table:style-name="ce3">
            <text:p>401</text:p>
          </table:table-cell>
          <table:table-cell office:value-type="float" office:value="13867" table:style-name="ce8">
            <text:p>1386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3558" table:style-name="ce8">
            <text:p>1355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1" table:style-name="ce3">
            <text:p>401</text:p>
          </table:table-cell>
          <table:table-cell office:value-type="float" office:value="13489" table:style-name="ce8">
            <text:p>1348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3988" table:style-name="ce8">
            <text:p>1398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3563" table:style-name="ce8">
            <text:p>1356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463" table:style-name="ce8">
            <text:p>1246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8" table:style-name="ce8">
            <text:p>1198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3175" table:style-name="ce8">
            <text:p>1317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4080" table:style-name="ce8">
            <text:p>1408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5" table:style-name="ce3">
            <text:p>405</text:p>
          </table:table-cell>
          <table:table-cell office:value-type="float" office:value="12546" table:style-name="ce8">
            <text:p>1254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4" table:style-name="ce3">
            <text:p>404</text:p>
          </table:table-cell>
          <table:table-cell office:value-type="float" office:value="12826" table:style-name="ce8">
            <text:p>1282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404" table:style-name="ce3">
            <text:p>404</text:p>
          </table:table-cell>
          <table:table-cell office:value-type="float" office:value="13077" table:style-name="ce8">
            <text:p>1307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404" table:style-name="ce3">
            <text:p>404</text:p>
          </table:table-cell>
          <table:table-cell office:value-type="float" office:value="13041" table:style-name="ce8">
            <text:p>1304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3242" table:style-name="ce8">
            <text:p>1324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403" table:style-name="ce3">
            <text:p>403</text:p>
          </table:table-cell>
          <table:table-cell office:value-type="float" office:value="11940" table:style-name="ce8">
            <text:p>1194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8" table:style-name="ce8">
            <text:p>1198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826" table:style-name="ce8">
            <text:p>1282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2259" table:style-name="ce8">
            <text:p>1225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628" table:style-name="ce8">
            <text:p>1262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4" table:style-name="ce3">
            <text:p>404</text:p>
          </table:table-cell>
          <table:table-cell office:value-type="float" office:value="12183" table:style-name="ce8">
            <text:p>1218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2569" table:style-name="ce8">
            <text:p>1256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2381" table:style-name="ce8">
            <text:p>1238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736" table:style-name="ce8">
            <text:p>1273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3419" table:style-name="ce8">
            <text:p>1341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539" table:style-name="ce8">
            <text:p>1253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956" table:style-name="ce8">
            <text:p>1295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1923" table:style-name="ce8">
            <text:p>1192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402" table:style-name="ce3">
            <text:p>402</text:p>
          </table:table-cell>
          <table:table-cell office:value-type="float" office:value="12672" table:style-name="ce8">
            <text:p>1267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1960" table:style-name="ce8">
            <text:p>1196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403" table:style-name="ce3">
            <text:p>403</text:p>
          </table:table-cell>
          <table:table-cell office:value-type="float" office:value="12557" table:style-name="ce8">
            <text:p>1255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1701" table:style-name="ce8">
            <text:p>1170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1" table:style-name="ce3">
            <text:p>401</text:p>
          </table:table-cell>
          <table:table-cell office:value-type="float" office:value="11855" table:style-name="ce8">
            <text:p>1185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403" table:style-name="ce3">
            <text:p>403</text:p>
          </table:table-cell>
          <table:table-cell office:value-type="float" office:value="13876" table:style-name="ce8">
            <text:p>1387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4213" table:style-name="ce8">
            <text:p>1421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755" table:style-name="ce8">
            <text:p>1275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3834" table:style-name="ce8">
            <text:p>1383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401" table:style-name="ce3">
            <text:p>401</text:p>
          </table:table-cell>
          <table:table-cell office:value-type="float" office:value="15787" table:style-name="ce8">
            <text:p>1578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1" table:style-name="ce3">
            <text:p>401</text:p>
          </table:table-cell>
          <table:table-cell office:value-type="float" office:value="15653" table:style-name="ce8">
            <text:p>1565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1" table:style-name="ce3">
            <text:p>401</text:p>
          </table:table-cell>
          <table:table-cell office:value-type="float" office:value="15379" table:style-name="ce8">
            <text:p>1537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8" table:style-name="ce8">
            <text:p>1198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009" table:style-name="ce8">
            <text:p>1200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406" table:style-name="ce3">
            <text:p>406</text:p>
          </table:table-cell>
          <table:table-cell office:value-type="float" office:value="12408" table:style-name="ce8">
            <text:p>1240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404" table:style-name="ce3">
            <text:p>404</text:p>
          </table:table-cell>
          <table:table-cell office:value-type="float" office:value="11685" table:style-name="ce8">
            <text:p>1168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2714" table:style-name="ce8">
            <text:p>1271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4" table:style-name="ce3">
            <text:p>404</text:p>
          </table:table-cell>
          <table:table-cell office:value-type="float" office:value="11705" table:style-name="ce8">
            <text:p>1170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2365" table:style-name="ce8">
            <text:p>1236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4" table:style-name="ce3">
            <text:p>404</text:p>
          </table:table-cell>
          <table:table-cell office:value-type="float" office:value="11733" table:style-name="ce8">
            <text:p>1173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4" table:style-name="ce3">
            <text:p>404</text:p>
          </table:table-cell>
          <table:table-cell office:value-type="float" office:value="12626" table:style-name="ce8">
            <text:p>1262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1923" table:style-name="ce8">
            <text:p>1192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2686" table:style-name="ce8">
            <text:p>1268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5" table:style-name="ce3">
            <text:p>405</text:p>
          </table:table-cell>
          <table:table-cell office:value-type="float" office:value="11804" table:style-name="ce8">
            <text:p>1180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4" table:style-name="ce3">
            <text:p>404</text:p>
          </table:table-cell>
          <table:table-cell office:value-type="float" office:value="11899" table:style-name="ce8">
            <text:p>1189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4" table:style-name="ce3">
            <text:p>404</text:p>
          </table:table-cell>
          <table:table-cell office:value-type="float" office:value="12601" table:style-name="ce8">
            <text:p>1260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1717" table:style-name="ce8">
            <text:p>1171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541" table:style-name="ce8">
            <text:p>1254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1" table:style-name="ce3">
            <text:p>401</text:p>
          </table:table-cell>
          <table:table-cell office:value-type="float" office:value="12029" table:style-name="ce8">
            <text:p>1202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664" table:style-name="ce8">
            <text:p>1266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402" table:style-name="ce3">
            <text:p>402</text:p>
          </table:table-cell>
          <table:table-cell office:value-type="float" office:value="11789" table:style-name="ce8">
            <text:p>1178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5" table:style-name="ce3">
            <text:p>405</text:p>
          </table:table-cell>
          <table:table-cell office:value-type="float" office:value="12912" table:style-name="ce8">
            <text:p>1291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1635" table:style-name="ce8">
            <text:p>1163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2748" table:style-name="ce8">
            <text:p>1274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11" table:style-name="ce3">
            <text:p>411</text:p>
          </table:table-cell>
          <table:table-cell office:value-type="float" office:value="12218" table:style-name="ce8">
            <text:p>1221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4" table:style-name="ce3">
            <text:p>404</text:p>
          </table:table-cell>
          <table:table-cell office:value-type="float" office:value="13135" table:style-name="ce8">
            <text:p>1313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7" table:style-name="ce3">
            <text:p>407</text:p>
          </table:table-cell>
          <table:table-cell office:value-type="float" office:value="12214" table:style-name="ce8">
            <text:p>1221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404" table:style-name="ce3">
            <text:p>404</text:p>
          </table:table-cell>
          <table:table-cell office:value-type="float" office:value="13232" table:style-name="ce8">
            <text:p>1323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2343" table:style-name="ce8">
            <text:p>1234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5" table:style-name="ce3">
            <text:p>405</text:p>
          </table:table-cell>
          <table:table-cell office:value-type="float" office:value="12307" table:style-name="ce8">
            <text:p>1230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2126" table:style-name="ce8">
            <text:p>1212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3" table:style-name="ce3">
            <text:p>403</text:p>
          </table:table-cell>
          <table:table-cell office:value-type="float" office:value="12212" table:style-name="ce8">
            <text:p>1221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213" table:style-name="ce8">
            <text:p>1221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8" table:style-name="ce8">
            <text:p>1198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341" table:style-name="ce8">
            <text:p>1234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261" table:style-name="ce8">
            <text:p>1226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4" table:style-name="ce3">
            <text:p>404</text:p>
          </table:table-cell>
          <table:table-cell office:value-type="float" office:value="12095" table:style-name="ce8">
            <text:p>1209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327" table:style-name="ce8">
            <text:p>1232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92" table:style-name="ce3">
            <text:p>92</text:p>
          </table:table-cell>
          <table:table-cell office:value-type="float" office:value="1198" table:style-name="ce8">
            <text:p>1198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037" table:style-name="ce8">
            <text:p>1203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401" table:style-name="ce3">
            <text:p>401</text:p>
          </table:table-cell>
          <table:table-cell office:value-type="float" office:value="11685" table:style-name="ce8">
            <text:p>1168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237" table:style-name="ce8">
            <text:p>1223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7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92" table:style-name="ce3">
            <text:p>92</text:p>
          </table:table-cell>
          <table:table-cell office:value-type="float" office:value="1197" table:style-name="ce8">
            <text:p>1197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402" table:style-name="ce3">
            <text:p>402</text:p>
          </table:table-cell>
          <table:table-cell office:value-type="float" office:value="12363" table:style-name="ce8">
            <text:p>12363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8" table:style-name="ce9">
            <text:p>28</text:p>
          </table:table-cell>
          <table:table-cell office:value-type="float" office:value="4" table:style-name="ce10">
            <text:p>4</text:p>
          </table:table-cell>
          <table:table-cell office:value-type="float" office:value="92" table:style-name="ce10">
            <text:p>92</text:p>
          </table:table-cell>
          <table:table-cell office:value-type="float" office:value="1197" table:style-name="ce11">
            <text:p>1197</text:p>
          </table:table-cell>
          <table:table-cell office:value-type="float" office:value="1" table:style-name="ce9">
            <text:p>1</text:p>
          </table:table-cell>
          <table:table-cell office:value-type="float" office:value="15" table:style-name="ce10">
            <text:p>15</text:p>
          </table:table-cell>
          <table:table-cell office:value-type="float" office:value="402" table:style-name="ce10">
            <text:p>402</text:p>
          </table:table-cell>
          <table:table-cell office:value-type="float" office:value="12652" table:style-name="ce11">
            <text:p>12652</text:p>
          </table:table-cell>
          <table:table-cell table:number-columns-repeated="16375"/>
        </table:table-row>
        <table:table-row table:number-rows-repeated="10484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aul</meta:initial-creator>
    <dc:creator>Paul</dc:creator>
    <meta:creation-date>2016-01-22T10:14:00Z</meta:creation-date>
    <dc:date>2016-01-22T12:28:13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76.5pt" svg:width="627.5pt" chart:style-name="Crt0">
        <chart:title chart:style-name="CT00">
          <text:p text:style-name="a0" text:class-names="" text:cond-style-name="">Bruteforc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Zeichenanzahl</text:p>
            </chart:title>
            <chart:categories table:cell-range-address="Tabelle1.$B$2:.$E$2"/>
          </chart:axis>
          <chart:axis chart:dimension="y" chart:name="primary-y" chart:style-name="Axs1">
            <chart:title chart:style-name="AT01">
              <text:p text:style-name="a2" text:class-names="" text:cond-style-name="">Zeit in ms</text:p>
            </chart:title>
            <chart:grid chart:class="major" chart:style-name="GMa1"/>
          </chart:axis>
          <chart:series chart:values-cell-range-address="Tabelle1.$B$3:.$E$3" chart:class="chart:line" chart:attached-axis="primary-y" chart:style-name="G0S0">
            <chart:data-point chart:repeated="4"/>
          </chart:series>
          <chart:series chart:values-cell-range-address="Tabelle1.$F$3:.$I$3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